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50000005649756F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Footer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fo:language="fr" fo:country="CH" style:font-size-asian="8pt" style:font-name-complex="Arial" style:font-size-complex="8pt"/>
    </style:style>
    <style:style style:name="P4" style:family="paragraph" style:parent-style-name="Standard">
      <style:paragraph-properties>
        <style:tab-stops>
          <style:tab-stop style:position="8.255cm"/>
          <style:tab-stop style:position="8.89cm"/>
          <style:tab-stop style:position="16.002cm"/>
        </style:tab-stops>
      </style:paragraph-properties>
    </style:style>
    <style:style style:name="P5" style:family="paragraph" style:parent-style-name="Standard">
      <style:text-properties style:font-name="Times New Roman" fo:font-size="1pt" style:font-size-asian="1pt" style:font-size-complex="1pt"/>
    </style:style>
    <style:style style:name="P6" style:family="paragraph" style:parent-style-name="Standard">
      <style:paragraph-properties fo:margin-top="0cm" fo:margin-bottom="0.423cm" fo:text-align="center" style:justify-single-word="false"/>
      <style:text-properties fo:color="#000000" style:font-name="Arial" fo:font-size="8pt" fo:language="fr" fo:country="CH" style:font-size-asian="8pt" style:font-name-complex="Arial" style:font-size-complex="8pt"/>
    </style:style>
    <style:style style:name="P7" style:family="paragraph" style:parent-style-name="Standard">
      <style:paragraph-properties fo:background-color="#000000" fo:padding-left="0.141cm" fo:padding-right="0.141cm" fo:padding-top="0.035cm" fo:padding-bottom="0.035cm" fo:border="0.018cm solid #000000">
        <style:background-image/>
      </style:paragraph-properties>
      <style:text-properties fo:color="#ffffff" style:font-name="Arial" fo:font-size="10pt" fo:language="fr" fo:country="CH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background-color="#000000" fo:padding-left="0.141cm" fo:padding-right="0.141cm" fo:padding-top="0.035cm" fo:padding-bottom="0.071cm" fo:border="0.018cm solid #000000">
        <style:background-image/>
      </style:paragraph-properties>
      <style:text-properties fo:color="#ffffff" style:font-name="Arial" fo:font-size="10pt" fo:language="fr" fo:country="CH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.423cm" fo:margin-bottom="0cm">
        <style:tab-stops>
          <style:tab-stop style:position="3.175cm"/>
          <style:tab-stop style:position="5.398cm"/>
        </style:tab-stops>
      </style:paragraph-properties>
    </style:style>
    <style:style style:name="P10" style:family="paragraph" style:parent-style-name="Standard">
      <style:paragraph-properties fo:margin-top="0.423cm" fo:margin-bottom="0cm">
        <style:tab-stops>
          <style:tab-stop style:position="8.255cm"/>
          <style:tab-stop style:position="8.89cm"/>
          <style:tab-stop style:position="16.002cm"/>
        </style:tab-stops>
      </style:paragraph-properties>
    </style:style>
    <style:style style:name="P11" style:family="paragraph" style:parent-style-name="Standard">
      <style:paragraph-properties fo:margin-top="0.423cm" fo:margin-bottom="0cm">
        <style:tab-stops>
          <style:tab-stop style:position="8.89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2" style:family="paragraph" style:parent-style-name="Standard">
      <style:paragraph-properties fo:margin-top="0.423cm" fo:margin-bottom="0cm">
        <style:tab-stops>
          <style:tab-stop style:position="3.493cm"/>
          <style:tab-stop style:position="8.001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3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4" style:family="paragraph" style:parent-style-name="Standard">
      <style:paragraph-properties fo:margin-left="0.7cm" fo:margin-right="0cm" fo:margin-top="0.212cm" fo:margin-bottom="0cm" fo:text-indent="-0.7cm" style:auto-text-indent="false"/>
    </style:style>
    <style:style style:name="P15" style:family="paragraph" style:parent-style-name="Standard">
      <style:paragraph-properties fo:margin-left="0.7cm" fo:margin-right="0cm" fo:margin-top="0.212cm" fo:margin-bottom="0cm" fo:text-indent="-0.7cm" style:auto-text-indent="false"/>
      <style:text-properties fo:font-size="9pt" style:font-size-asian="9pt" style:font-size-complex="9pt"/>
    </style:style>
    <style:style style:name="P16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</style:style>
    <style:style style:name="P17" style:family="paragraph" style:parent-style-name="Standard">
      <style:paragraph-properties fo:margin-top="0.212cm" fo:margin-bottom="0cm"/>
      <style:text-properties fo:color="#000000" style:font-name="Arial" fo:font-size="10pt" fo:language="fr" fo:country="CH" style:font-size-asian="10pt" style:font-name-complex="Arial" style:font-size-complex="10pt"/>
    </style:style>
    <style:style style:name="P18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9" style:family="paragraph" style:parent-style-name="Standard">
      <style:paragraph-properties fo:margin-top="0.212cm" fo:margin-bottom="0cm">
        <style:tab-stops>
          <style:tab-stop style:position="3.493cm"/>
        </style:tab-stops>
      </style:paragraph-properties>
    </style:style>
    <style:style style:name="P20" style:family="paragraph" style:parent-style-name="Standard">
      <style:paragraph-properties fo:margin-top="0.212cm" fo:margin-bottom="0.212cm">
        <style:tab-stops>
          <style:tab-stop style:position="0.953cm" style:leader-style="solid" style:leader-text="-"/>
          <style:tab-stop style:position="15.875cm" style:leader-style="solid" style:leader-text="-"/>
        </style:tab-stops>
      </style:paragraph-properties>
    </style:style>
    <style:style style:name="P21" style:family="paragraph" style:parent-style-name="Standard">
      <style:paragraph-properties fo:margin-left="0cm" fo:margin-right="0cm" fo:margin-top="0.847cm" fo:margin-bottom="0cm" fo:text-indent="0cm" style:auto-text-indent="false"/>
    </style:style>
    <style:style style:name="P22" style:family="paragraph" style:parent-style-name="Standard">
      <style:paragraph-properties fo:margin-left="0cm" fo:margin-right="0cm" fo:margin-top="0.847cm" fo:margin-bottom="0cm" fo:text-indent="0cm" style:auto-text-indent="false" fo:break-before="column"/>
      <style:text-properties fo:color="#000000" style:font-name="Arial" fo:font-size="10pt" fo:language="fr" fo:country="CH" style:font-size-asian="10pt" style:font-name-complex="Arial" style:font-size-complex="10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2pt" fo:language="fr" fo:country="CH" fo:font-weight="bold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</style:style>
    <style:style style:name="P25" style:family="paragraph" style:parent-style-name="Standard">
      <style:paragraph-properties fo:margin-top="0cm" fo:margin-bottom="0cm">
        <style:tab-stops>
          <style:tab-stop style:position="3.493cm"/>
          <style:tab-stop style:position="16.002cm"/>
        </style:tab-stops>
      </style:paragraph-properties>
      <style:text-properties fo:font-size="10pt" style:font-size-asian="10pt" style:font-size-complex="10pt"/>
    </style:style>
    <style:style style:name="P26" style:family="paragraph">
      <style:paragraph-properties fo:text-align="star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language="fr" fo:country="CH" style:font-size-asian="10pt" style:font-name-complex="Arial" style:font-size-complex="10pt"/>
    </style:style>
    <style:style style:name="T5" style:family="text">
      <style:text-properties fo:color="#000000" style:font-name="Arial" fo:font-size="10pt" fo:language="fr" fo:country="CH" style:text-underline-style="solid" style:text-underline-width="auto" style:text-underline-color="font-color" style:font-size-asian="10pt" style:font-name-complex="Arial" style:font-size-complex="10pt"/>
    </style:style>
    <style:style style:name="T6" style:family="text">
      <style:text-properties fo:color="#000000" style:font-name="Arial" fo:font-size="12pt" fo:language="fr" fo:country="CH" style:font-size-asian="12pt" style:font-name-complex="Arial" style:font-size-complex="12pt"/>
    </style:style>
    <style:style style:name="T7" style:family="text">
      <style:text-properties fo:color="#000000" style:font-name="Arial" fo:language="fr" fo:country="CH" style:font-name-complex="Arial"/>
    </style:style>
    <style:style style:name="T8" style:family="text">
      <style:text-properties fo:color="#000000" style:font-name="Arial" fo:font-size="9pt" fo:language="fr" fo:country="CH" style:font-size-asian="9pt" style:font-name-complex="Arial" style:font-size-complex="9pt"/>
    </style:style>
    <style:style style:name="T9" style:family="text">
      <style:text-properties fo:color="#000000" style:font-name="Wingdings" fo:font-size="12pt" fo:language="fr" fo:country="CH" style:font-size-asian="12pt" style:font-size-complex="12pt"/>
    </style:style>
    <style:style style:name="T10" style:family="text">
      <style:text-properties style:font-name="Arial"/>
    </style:style>
    <style:style style:name="T11" style:family="text">
      <style:text-properties fo:language="fr" fo:country="CH"/>
    </style:style>
    <style:style style:name="T12" style:family="text">
      <style:text-properties style:font-size-asian="10pt"/>
    </style:style>
    <style:style style:name="T13" style:family="text">
      <style:text-properties style:font-name-complex="Arial"/>
    </style:style>
    <style:style style:name="T14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499cm"/>
          <style:column style:rel-width="4252*" fo:start-indent="0.499cm" fo:end-indent="0cm"/>
        </style:columns>
      </style:section-properties>
    </style:style>
    <style:style style:name="Sect2" style:family="section">
      <style:section-properties text:dont-balance-text-columns="true" style:writing-mode="lr-tb" fo:margin-left="0.002cm" fo:margin-right="0.002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Kontrollkästchen8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2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%=TITRE_DOC=%</text:p>
      <text:p text:style-name="P6">%=detail_titre=%</text:p>
      <text:section text:style-name="Sect1" text:name="Section1">
        <text:p text:style-name="P7">%=DONNEES_PERSONNELLES=%</text:p>
        <text:p text:style-name="P12">%=NOM_ASSURE=%<text:tab/></text:p>
        <text:p text:style-name="P12">%=PRENOM_ASSURE=%<text:tab/></text:p>
        <text:p text:style-name="P12">%=DATE_NAISSANCE=%<text:tab/></text:p>
        <text:p text:style-name="P12">%=ADRESSE_ASSURE=%<text:tab/></text:p>
        <text:p text:style-name="P12">%=NPA_ASSURE=%<text:tab/></text:p>
        <text:p text:style-name="P12">%=TEL_PRIVE=%<text:tab/></text:p>
        <text:p text:style-name="P12">%=EMPLOYEUR=%<text:tab/></text:p>
        <text:p text:style-name="P12">%=TEL_PROF=%<text:tab/></text:p>
        <text:p text:style-name="P12">%=ASSUREUR_MALADIE=%<text:tab/></text:p>
        <text:p text:style-name="P12">%=NUMERO_ASSURE=%<text:tab/></text:p>
        <text:p text:style-name="P9"><text:bookmark-start text:name="Kontrollkästchen8"/><text:span text:style-name="T4"><draw:control text:anchor-type="as-char" draw:z-index="0" draw:style-name="gr1" draw:text-style-name="P26" svg:width="0.318cm" svg:height="0.318cm" draw:control="control1"/></text:span><text:bookmark-end text:name="Kontrollkästchen8"/><text:span text:style-name="T4"> %=MALADIE=%<text:tab/></text:span><text:bookmark-start text:name="Kontrollkästchen9"/><text:span text:style-name="T4"><draw:control text:anchor-type="as-char" draw:z-index="1" draw:style-name="gr1" draw:text-style-name="P26" svg:width="0.318cm" svg:height="0.318cm" draw:control="control2"/></text:span><text:bookmark-end text:name="Kontrollkästchen9"/><text:span text:style-name="T4"> %=ACCIDENT=%<text:tab/></text:span><text:bookmark-start text:name="Kontrollkästchen10"/><text:span text:style-name="T4"><draw:control text:anchor-type="as-char" draw:z-index="2" draw:style-name="gr1" draw:text-style-name="P26" svg:width="0.318cm" svg:height="0.318cm" draw:control="control3"/></text:span><text:bookmark-end text:name="Kontrollkästchen10"/><text:span text:style-name="T4"> %=INVALIDITE=%</text:span></text:p>
        <text:p text:style-name="P13">%=NB_CONSULTATION=%<text:tab/></text:p>
        <text:p text:style-name="P22">%=ADRESSE=%</text:p>
        <text:p text:style-name="P21"/>
        <text:p text:style-name="P7">%=MALADIE=%</text:p>
        <text:p text:style-name="P14"><text:bookmark-start text:name="Kontrollkästchen1"/><text:span text:style-name="T8"><draw:control text:anchor-type="as-char" draw:z-index="3" draw:style-name="gr1" draw:text-style-name="P26" svg:width="0.318cm" svg:height="0.318cm" draw:control="control4"/></text:span><text:bookmark-end text:name="Kontrollkästchen1"/><text:span text:style-name="T8"><text:tab/></text:span><text:span text:style-name="T4">%=</text:span><text:span text:style-name="T8">METABOLISME</text:span><text:span text:style-name="T4">=%</text:span></text:p>
        <text:p text:style-name="P14"><text:bookmark-start text:name="Kontrollkästchen2"/><text:span text:style-name="T8"><draw:control text:anchor-type="as-char" draw:z-index="4" draw:style-name="gr1" draw:text-style-name="P26" svg:width="0.318cm" svg:height="0.318cm" draw:control="control5"/></text:span><text:bookmark-end text:name="Kontrollkästchen2"/><text:span text:style-name="T8"><text:tab/>%=OBESITE=%</text:span></text:p>
        <text:p text:style-name="P14"><text:bookmark-start text:name="Kontrollkästchen3"/><text:span text:style-name="T8"><draw:control text:anchor-type="as-char" draw:z-index="5" draw:style-name="gr1" draw:text-style-name="P26" svg:width="0.318cm" svg:height="0.318cm" draw:control="control6"/></text:span><text:bookmark-end text:name="Kontrollkästchen3"/><text:span text:style-name="T8"><text:tab/>%=CARDIO=%</text:span></text:p>
        <text:p text:style-name="P14"><text:bookmark-start text:name="Kontrollkästchen4"/><text:span text:style-name="T8"><draw:control text:anchor-type="as-char" draw:z-index="6" draw:style-name="gr1" draw:text-style-name="P26" svg:width="0.318cm" svg:height="0.318cm" draw:control="control7"/></text:span><text:bookmark-end text:name="Kontrollkästchen4"/><text:span text:style-name="T8"><text:tab/>%=DIGESTIF=%</text:span></text:p>
        <text:p text:style-name="P14"><text:bookmark-start text:name="Kontrollkästchen5"/><text:span text:style-name="T8"><draw:control text:anchor-type="as-char" draw:z-index="7" draw:style-name="gr1" draw:text-style-name="P26" svg:width="0.318cm" svg:height="0.318cm" draw:control="control8"/></text:span><text:bookmark-end text:name="Kontrollkästchen5"/><text:span text:style-name="T8"><text:tab/>%=REINS=%</text:span></text:p>
        <text:p text:style-name="P14"><text:bookmark-start text:name="Kontrollkästchen6"/><text:span text:style-name="T8"><draw:control text:anchor-type="as-char" draw:z-index="8" draw:style-name="gr1" draw:text-style-name="P26" svg:width="0.318cm" svg:height="0.318cm" draw:control="control9"/></text:span><text:bookmark-end text:name="Kontrollkästchen6"/><text:span text:style-name="T8"><text:tab/>%=MALNUTRITION=%</text:span></text:p>
        <text:p text:style-name="P15"><text:bookmark-start text:name="Kontrollkästchen7"/><text:span text:style-name="T7"><draw:control text:anchor-type="as-char" draw:z-index="9" draw:style-name="gr1" draw:text-style-name="P26" svg:width="0.318cm" svg:height="0.318cm" draw:control="control10"/></text:span><text:bookmark-end text:name="Kontrollkästchen7"/><text:span text:style-name="T7"><text:tab/></text:span><text:span text:style-name="T7">%=ALIMENTAIRE=%</text:span></text:p>
      </text:section>
      <text:section text:style-name="Sect2" text:name="Section2">
        <text:p text:style-name="P10"><text:span text:style-name="T5">%=DATE=%<text:tab/></text:span><text:span text:style-name="T4"><text:tab/>%=DATE=%</text:span><text:span text:style-name="T5"><text:tab/></text:span></text:p>
        <text:p text:style-name="P11">%=SIG1=%<text:tab/>%=SIG2=%</text:p>
        <text:p text:style-name="P4"><text:span text:style-name="T5">%=MEDECIN=%:<text:tab/></text:span><text:span text:style-name="T4"><text:tab/>%=DIETETICIENNE=%:</text:span><text:span text:style-name="T5"><text:tab/></text:span></text:p>
        <text:p text:style-name="P3"><text:span text:style-name="T2">%=TIMBRE=%</text:span><text:tab/><text:span text:style-name="T2">%=TIMBRE=%</text:span></text:p>
        <text:p text:style-name="P20"><text:span text:style-name="T6"><text:tab/></text:span><text:span text:style-name="T9"></text:span><text:span text:style-name="T6"><text:tab/></text:span></text:p>
        <text:p text:style-name="P8">%=POUR_DIETETICIENNE=%</text:p>
        <text:p text:style-name="P16"><text:span text:style-name="T4">%=MEDICAMENTS=%</text:span></text:p>
        <text:p text:style-name="P25"><text:span text:style-name="T7"/></text:p>
        <text:p text:style-name="P16"><text:span text:style-name="T4">%=RES_ANALYSE=%<text:tab/></text:span></text:p>
        <text:p text:style-name="P25"><text:span text:style-name="T7"/></text:p>
        <text:p text:style-name="P16"><text:span text:style-name="T4">%=DIAGNOSTIC=%</text:span></text:p>
        <text:p text:style-name="P25"/>
        <text:p text:style-name="P18">%=REMARQUE=%</text:p>
        <text:p text:style-name="P16"><text:span text:style-name="T4"><text:tab/></text:span><text:span text:style-name="T4"><text:text-input text:description="Text18">     </text:text-input></text:span></text:p>
        <text:p text:style-name="P16"><text:span text:style-name="T4"><text:tab/></text:span><text:span text:style-name="T4"><text:text-input text:description="Text18">     </text:text-input></text:span></text:p>
        <text:p text:style-name="P16"><text:span text:style-name="T4"><text:tab/></text:span><text:span text:style-name="T4"><text:text-input text:description="Text18">     </text:text-input></text:span></text:p>
        <text:p text:style-name="P16"><text:span text:style-name="T4"><text:tab/></text:span><text:span text:style-name="T4"><text:text-input text:description="Text18">     </text:text-input></text:span></text:p>
        <text:p text:style-name="P16"><text:span text:style-name="T4"><text:tab/></text:span><text:span text:style-name="T4"><text:text-input text:description="Text18">     </text:text-input></text:span></text:p>
        <text:p text:style-name="P16"><text:span text:style-name="T4"><text:tab/></text:span><text:span text:style-name="T4"><text:text-input text:description="Text18">     </text:text-input></text:span></text:p>
        <text:p text:style-name="P17">%=RAPPORT=%</text:p>
        <text:p text:style-name="P19"><text:bookmark-start text:name="Kontrollkästchen11"/><text:span text:style-name="T4"><draw:control text:anchor-type="as-char" draw:z-index="10" draw:style-name="gr1" draw:text-style-name="P26" svg:width="0.318cm" svg:height="0.318cm" draw:control="control11"/></text:span><text:bookmark-end text:name="Kontrollkästchen11"/><text:span text:style-name="T4"> <text:s/>%=ECRIT=%<text:tab/></text:span><text:bookmark-start text:name="Kontrollkästchen12"/><text:span text:style-name="T4"><draw:control text:anchor-type="as-char" draw:z-index="11" draw:style-name="gr1" draw:text-style-name="P26" svg:width="0.318cm" svg:height="0.318cm" draw:control="control12"/></text:span><text:bookmark-end text:name="Kontrollkästchen12"/><text:span text:style-name="T4"> <text:s/>%=TELEPHONE=%</text:span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80" style:font-name="Comic Sans MS" fo:font-size="14pt" fo:language="de" fo:country="DE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Footer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.635cm" fo:margin-bottom="1.249cm" fo:margin-left="2.499cm" fo:margin-right="2.499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64cm" fo:margin-left="0cm" fo:margin-right="0cm" fo:margin-bottom="1.766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as-char" svg:width="17.15cm" svg:height="1.67cm" draw:z-index="12"><draw:image xlink:href="Pictures/10000000000003750000005649756F5C.jpg" xlink:type="simple" xlink:show="embed" xlink:actuate="onLoad"/></draw:frame></text:p>
      </style:header>
      <style:footer>
        <text:p text:style-name="P2">%=ANNEX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CRIPTION DIÉTÉTIQUE</dc:title>
    <meta:initial-creator>Eggstein Philippe</meta:initial-creator>
    <meta:creation-date>2009-04-15T15:21:00</meta:creation-date>
    <dc:date>2011-09-08T17:32:00</dc:date>
    <meta:print-date>2010-12-27T15:08:12</meta:print-date>
    <meta:editing-cycles>13</meta:editing-cycles>
    <meta:editing-duration>PT5H37M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04371004</meta:user-defined>
    <meta:document-statistic meta:table-count="0" meta:image-count="1" meta:object-count="0" meta:page-count="1" meta:paragraph-count="44" meta:word-count="58" meta:character-count="643"/>
  </office:meta>
</office:document-meta>
</file>